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55cm" fo:min-width="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2.25cm" fo:min-width="9.2cm"/>
    </style:style>
    <style:style style:name="gr5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6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5.75cm" fo:min-width="11.8cm"/>
    </style:style>
    <style:style style:name="gr8" style:family="graphic" style:parent-style-name="standard">
      <style:graphic-properties draw:textarea-horizontal-align="justify" draw:textarea-vertical-align="top" draw:auto-grow-height="false" fo:min-height="4.38cm" fo:min-width="9.964cm" fo:wrap-option="no-wrap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5.95cm" fo:min-width="8.7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1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2" style:family="graphic" style:parent-style-name="standard">
      <style:graphic-properties draw:fill-color="#ffffd7" draw:textarea-horizontal-align="justify" draw:textarea-vertical-align="top" draw:auto-grow-height="false" fo:min-height="1.55cm" fo:min-width="5.1cm"/>
    </style:style>
    <style:style style:name="gr13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0.75cm" fo:min-width="7.5cm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1.15cm" fo:min-width="7.4cm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17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3.25cm" fo:min-width="5cm"/>
    </style:style>
    <style:style style:name="gr19" style:family="graphic" style:parent-style-name="standard">
      <style:graphic-properties draw:fill-color="#ffffd7" draw:textarea-horizontal-align="justify" draw:textarea-vertical-align="middle" draw:auto-grow-height="false" fo:min-height="2.05cm" fo:min-width="1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7" style:family="paragraph">
      <loext:graphic-properties draw:fill-color="#ffffff" draw:opacity="0%"/>
      <style:paragraph-properties fo:text-align="center"/>
      <style:text-properties fo:background-color="transparent"/>
    </style:style>
    <style:style style:name="P8" style:family="paragraph">
      <loext:graphic-properties draw:fill-color="#ffffd7"/>
      <style:paragraph-properties fo:text-align="start" style:text-autospace="none"/>
      <style:text-properties fo:font-size="5.5pt" fo:font-weight="bold" style:font-size-asian="5.5pt" style:font-weight-asian="bold" style:font-size-complex="5.5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9pt" style:font-size-asian="9pt" style:font-size-complex="9pt"/>
    </style:style>
    <style:style style:name="P11" style:family="paragraph">
      <style:paragraph-properties fo:text-align="start"/>
      <style:text-properties fo:font-size="5.5pt" style:font-size-asian="5.5pt" style:font-size-complex="5.5pt"/>
    </style:style>
    <style:style style:name="P12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3" style:family="paragraph">
      <loext:graphic-properties draw:fill-color="#ffffd7"/>
      <style:paragraph-properties fo:text-align="center" style:text-autospace="none"/>
      <style:text-properties fo:font-size="5.5pt" fo:font-weight="bold" style:font-size-asian="5.5pt" style:font-weight-asian="bold" style:font-size-complex="5.5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transparen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Noto Sans CJK SC Regular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5.5pt" style:font-size-asian="5.5pt" style:font-size-complex="5.5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style:letter-kerning="true" style:font-name-asian="AR PL UKai HK" style:font-size-asian="5.5pt" style:font-style-asian="italic" style:font-name-complex="AR PL UKai HK" style:font-size-complex="5.5pt" style:font-style-complex="italic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normal" style:letter-kerning="true" style:font-name-asian="AR PL UKai HK" style:font-size-asian="5.5pt" style:font-style-asian="italic" style:font-weight-asian="normal" style:font-name-complex="AR PL UKai HK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AR PL UKai HK" fo:font-size="5.5pt" fo:font-style="italic" fo:text-shadow="none" style:text-underline-style="none" fo:font-weight="bold" style:letter-kerning="true" style:font-name-asian="AR PL UKai HK" style:font-size-asian="5.5pt" style:font-style-asian="italic" style:font-weight-asian="bold" style:font-name-complex="AR PL UKai HK" style:font-size-complex="5.5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Touch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cm" svg:height="0.8cm" svg:x="7.2cm" svg:y="4.9cm">
          <text:p text:style-name="P3"><text:span text:style-name="T2">func </text:span><text:span text:style-name="T3">(c *Client) Replace(item *Item) error {</text:span><text:span text:style-name="T3"><text:line-break/></text:span><text:span text:style-name="T3"> <text:s text:c="3"/></text:span><text:span text:style-name="T2">return </text:span><text:span text:style-name="T4">c.onItem(item, (*Client).replace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6" draw:layer="layout" svg:width="9.7cm" svg:height="2.5cm" svg:x="5.1cm" svg:y="7.5cm">
          <text:p text:style-name="P3"><text:span text:style-name="T2">func </text:span><text:span text:style-name="T3">(c *Client) withKeyAddr(key string, fn </text:span><text:span text:style-name="T2">func</text:span><text:span text:style-name="T4">(net.Addr) error) (err error) {</text:span><text:span text:style-name="T4"><text:line-break/></text:span><text:span text:style-name="T3"> <text:s text:c="3"/></text:span><text:span text:style-name="T2">if </text:span><text:span text:style-name="T4">!legalKey(key)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MalformedKey</text:span><text:span text:style-name="T4"><text:line-break/></text:span><text:span text:style-name="T4"> <text:s text:c="3"/>}</text:span><text:span text:style-name="T4"><text:line-break/></text:span><text:span text:style-name="T4"> <text:s text:c="3"/>addr, err := c.selector.PickServer(key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7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fn(addr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9.9cm" svg:y="3.7cm">
          <text:p text:style-name="P1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4.9cm" svg:y="4.6cm">
          <text:p text:style-name="P1"><text:span text:style-name="T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2.3cm" svg:height="6cm" svg:x="16.6cm" svg:y="5cm">
          <text:p text:style-name="P3"><text:span text:style-name="T2">func </text:span><text:span text:style-name="T6">(c *Client) touchFromAddr(addr net.Addr, keys []string, expiration int32) error {</text:span><text:span text:style-name="T6"><text:line-break/></text:span><text:span text:style-name="T6"> <text:s text:c="3"/></text:span><text:span text:style-name="T2">return </text:span><text:span text:style-name="T6">c.withAddrRw(addr, </text:span><text:span text:style-name="T2">func</text:span><text:span text:style-name="T6">(rw *bufio.ReadWriter) error {</text:span><text:span text:style-name="T6"><text:line-break/></text:span><text:span text:style-name="T6"> <text:s text:c="7"/></text:span><text:span text:style-name="T2">for </text:span><text:span text:style-name="T6">_, key := </text:span><text:span text:style-name="T2">range </text:span><text:span text:style-name="T6">keys {</text:span><text:span text:style-name="T6"><text:line-break/></text:span><text:span text:style-name="T6"> <text:s text:c="11"/></text:span><text:span text:style-name="T2">if </text:span><text:span text:style-name="T6">_, err := fmt.Fprintf(rw, </text:span><text:span text:style-name="T7">"touch %s %d\r\n"</text:span><text:span text:style-name="T6">, key, expiration); err != nil {</text:span><text:span text:style-name="T6"><text:line-break/></text:span><text:span text:style-name="T6"> <text:s text:c="15"/></text:span><text:span text:style-name="T2">return </text:span><text:span text:style-name="T6">err</text:span><text:span text:style-name="T6"><text:line-break/></text:span><text:span text:style-name="T6"> <text:s text:c="11"/>}</text:span><text:span text:style-name="T6"><text:line-break/></text:span><text:span text:style-name="T6"> <text:s text:c="11"/></text:span><text:span text:style-name="T2">if </text:span><text:span text:style-name="T6">err := rw.Flush(); err != nil {</text:span><text:span text:style-name="T6"><text:line-break/></text:span><text:span text:style-name="T6"> <text:s text:c="15"/></text:span><text:span text:style-name="T2">return </text:span><text:span text:style-name="T6">err</text:span><text:span text:style-name="T6"><text:line-break/></text:span><text:span text:style-name="T6"> <text:s text:c="11"/>}</text:span><text:span text:style-name="T6"><text:line-break/></text:span><text:span text:style-name="T6"> <text:s text:c="11"/>line, err := rw.ReadSlice(</text:span><text:span text:style-name="T7">'\n'</text:span><text:span text:style-name="T6">)</text:span><text:span text:style-name="T6"><text:line-break/></text:span><text:span text:style-name="T6"> <text:s text:c="11"/></text:span><text:span text:style-name="T2">if </text:span><text:span text:style-name="T6">err != nil {</text:span><text:span text:style-name="T6"><text:line-break/></text:span><text:span text:style-name="T6"> <text:s text:c="15"/></text:span><text:span text:style-name="T2">return </text:span><text:span text:style-name="T6">err</text:span><text:span text:style-name="T6"><text:line-break/></text:span><text:span text:style-name="T6"> <text:s text:c="11"/>}</text:span><text:span text:style-name="T6"><text:line-break/></text:span><text:span text:style-name="T6"> <text:s text:c="11"/></text:span><text:span text:style-name="T2">switch </text:span><text:span text:style-name="T6">{</text:span><text:span text:style-name="T6"><text:line-break/></text:span><text:span text:style-name="T6"> <text:s text:c="11"/></text:span><text:span text:style-name="T2">case </text:span><text:span text:style-name="T6">bytes.Equal(line, resultTouched):</text:span><text:span text:style-name="T6"><text:line-break/></text:span><text:span text:style-name="T6"> <text:s text:c="15"/></text:span><text:span text:style-name="T2">break</text:span><text:span text:style-name="T2"><text:line-break/></text:span><text:span text:style-name="T6"> <text:s text:c="11"/></text:span><text:span text:style-name="T2">case </text:span><text:span text:style-name="T6">bytes.Equal(line, resultNotFound):</text:span><text:span text:style-name="T6"><text:line-break/></text:span><text:span text:style-name="T6"> <text:s text:c="15"/></text:span><text:span text:style-name="T2">return </text:span><text:span text:style-name="T6">ErrCacheMiss</text:span><text:span text:style-name="T6"><text:line-break/></text:span><text:span text:style-name="T6"> <text:s text:c="11"/></text:span><text:span text:style-name="T2">default</text:span><text:span text:style-name="T6">:</text:span><text:span text:style-name="T6"><text:line-break/></text:span><text:span text:style-name="T6"> <text:s text:c="15"/></text:span><text:span text:style-name="T2">return </text:span><text:span text:style-name="T6">fmt.Errorf(</text:span><text:span text:style-name="T7">"memcache: unexpected response line from touch: %q"</text:span><text:span text:style-name="T6">, string(line))</text:span><text:span text:style-name="T6"><text:line-break/></text:span><text:span text:style-name="T6"> <text:s text:c="11"/>}</text:span><text:span text:style-name="T6"><text:line-break/></text:span><text:span text:style-name="T6"> <text:s text:c="7"/>}</text:span><text:span text:style-name="T6"><text:line-break/></text:span><text:span text:style-name="T6"> <text:s text:c="7"/></text:span><text:span text:style-name="T2">return </text:span><text:span text:style-name="T6">nil</text:span><text:span text:style-name="T6"><text:line-break/></text:span><text:span text:style-name="T6"> <text:s text:c="3"/>})</text:span><text:span text:style-name="T6"><text:line-break/></text:span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1.3cm" svg:height="5cm" svg:x="9.7cm" svg:y="-4.3cm">
          <text:p text:style-name="P9"><text:span text:style-name="T8">用</text:span><text:span text:style-name="T8">法</text:span><text:span text:style-name="T8">：</text:span></text:p>
          <text:p text:style-name="P3"><text:span text:style-name="T9">m</text:span><text:span text:style-name="T9">c </text:span><text:span text:style-name="T9">:</text:span><text:span text:style-name="T9">= </text:span><text:span text:style-name="T9">m</text:span><text:span text:style-name="T9">e</text:span><text:span text:style-name="T9">m</text:span><text:span text:style-name="T9">c</text:span><text:span text:style-name="T9">a</text:span><text:span text:style-name="T9">c</text:span><text:span text:style-name="T9">h</text:span><text:span text:style-name="T9">e</text:span><text:span text:style-name="T9">.</text:span><text:span text:style-name="T9">N</text:span><text:span text:style-name="T9">e</text:span><text:span text:style-name="T9">w</text:span><text:span text:style-name="T9">(</text:span><text:span text:style-name="T10">"</text:span><text:span text:style-name="T10">1</text:span><text:span text:style-name="T10">2</text:span><text:span text:style-name="T10">7</text:span><text:span text:style-name="T10">.</text:span><text:span text:style-name="T10">0</text:span><text:span text:style-name="T10">.</text:span><text:span text:style-name="T10">0</text:span><text:span text:style-name="T10">.</text:span><text:span text:style-name="T10">1</text:span><text:span text:style-name="T10">:</text:span><text:span text:style-name="T10">1</text:span><text:span text:style-name="T10">1</text:span><text:span text:style-name="T10">2</text:span><text:span text:style-name="T10">1</text:span><text:span text:style-name="T10">1</text:span><text:span text:style-name="T10">"</text:span><text:span text:style-name="T9">)</text:span><text:span text:style-name="T9"><text:line-break/></text:span><text:span text:style-name="T9">e</text:span><text:span text:style-name="T9">r</text:span><text:span text:style-name="T9">r </text:span><text:span text:style-name="T9">:</text:span><text:span text:style-name="T9">= </text:span><text:span text:style-name="T9">m</text:span><text:span text:style-name="T9">c</text:span><text:span text:style-name="T9">.</text:span><text:span text:style-name="T9">T</text:span><text:span text:style-name="T9">o</text:span><text:span text:style-name="T9">u</text:span><text:span text:style-name="T9">c</text:span><text:span text:style-name="T9">h</text:span><text:span text:style-name="T9">(</text:span><text:span text:style-name="T10">"</text:span><text:span text:style-name="T10">d</text:span><text:span text:style-name="T10">a</text:span><text:span text:style-name="T10">t</text:span><text:span text:style-name="T10">a</text:span><text:span text:style-name="T10">"</text:span><text:span text:style-name="T11">, </text:span><text:span text:style-name="T12">1</text:span><text:span text:style-name="T12">2</text:span><text:span text:style-name="T12">0</text:span><text:span text:style-name="T11">)</text:span></text:p>
          <text:p text:style-name="P9"><text:span text:style-name="T8">发</text:span><text:span text:style-name="T8">送</text:span><text:span text:style-name="T8">to</text:span><text:span text:style-name="T8">uc</text:span><text:span text:style-name="T8">h</text:span><text:span text:style-name="T8">命</text:span><text:span text:style-name="T8">令</text:span><text:span text:style-name="T8">到</text:span><text:span text:style-name="T8">m</text:span><text:span text:style-name="T8">ec</text:span><text:span text:style-name="T8">m</text:span><text:span text:style-name="T8">ac</text:span><text:span text:style-name="T8">h</text:span><text:span text:style-name="T8">e</text:span><text:span text:style-name="T8">d</text:span><text:span text:style-name="T8">服</text:span><text:span text:style-name="T8">务</text:span><text:span text:style-name="T8">器</text:span><text:span text:style-name="T8">，</text:span><text:span text:style-name="T8">如</text:span><text:span text:style-name="T8">果</text:span><text:span text:style-name="T8">ke</text:span><text:span text:style-name="T8">y</text:span><text:span text:style-name="T8">不</text:span><text:span text:style-name="T8">存</text:span><text:span text:style-name="T8">在</text:span><text:span text:style-name="T8">，</text:span><text:span text:style-name="T8">则</text:span><text:span text:style-name="T8">会</text:span><text:span text:style-name="T8">返</text:span><text:span text:style-name="T8">回</text:span><text:span text:style-name="T8">错</text:span><text:span text:style-name="T8">误</text:span><text:span text:style-name="T8">，</text:span></text:p>
          <text:p text:style-name="P9"><text:span text:style-name="T8">如</text:span><text:span text:style-name="T8">果</text:span><text:span text:style-name="T8">ke</text:span><text:span text:style-name="T8">y</text:span><text:span text:style-name="T8">存</text:span><text:span text:style-name="T8">在</text:span><text:span text:style-name="T8">，</text:span><text:span text:style-name="T8">则</text:span><text:span text:style-name="T8">会</text:span><text:span text:style-name="T8">在</text:span><text:span text:style-name="T8">设</text:span><text:span text:style-name="T8">置</text:span><text:span text:style-name="T8">的</text:span><text:span text:style-name="T8">时</text:span><text:span text:style-name="T8">间</text:span><text:span text:style-name="T8">后</text:span><text:span text:style-name="T8">自</text:span><text:span text:style-name="T8">动</text:span><text:span text:style-name="T8">删</text:span><text:span text:style-name="T8">除</text:span><text:span text:style-name="T8">。</text:span></text:p>
          <text:p text:style-name="P9"><text:span text:style-name="T8"/></text:p>
          <text:p text:style-name="P9"><text:span text:style-name="T8">主</text:span><text:span text:style-name="T8">要</text:span><text:span text:style-name="T8">可</text:span><text:span text:style-name="T8">以</text:span><text:span text:style-name="T8">分</text:span><text:span text:style-name="T8">为</text:span><text:span text:style-name="T8">以</text:span><text:span text:style-name="T8">下</text:span><text:span text:style-name="T8">步</text:span><text:span text:style-name="T8">骤</text:span><text:span text:style-name="T8">：</text:span></text:p>
          <text:p text:style-name="P9"><text:span text:style-name="T13">1</text:span><text:span text:style-name="T13">、</text:span><text:span text:style-name="T13">获</text:span><text:span text:style-name="T13">取</text:span><text:span text:style-name="T13">服</text:span><text:span text:style-name="T13">务</text:span><text:span text:style-name="T13">器</text:span><text:span text:style-name="T13">地</text:span><text:span text:style-name="T13">址</text:span><text:span text:style-name="T13">操</text:span><text:span text:style-name="T13">作</text:span></text:p>
          <text:p text:style-name="P9"><text:span text:style-name="T13">2</text:span><text:span text:style-name="T13">、</text:span><text:span text:style-name="T13">往</text:span><text:span text:style-name="T13">每</text:span><text:span text:style-name="T13">个</text:span><text:span text:style-name="T13">m</text:span><text:span text:style-name="T13">e</text:span><text:span text:style-name="T13">m</text:span><text:span text:style-name="T13">ca</text:span><text:span text:style-name="T13">ch</text:span><text:span text:style-name="T13">e</text:span><text:span text:style-name="T13">d</text:span><text:span text:style-name="T13">服</text:span><text:span text:style-name="T13">务</text:span><text:span text:style-name="T13">器</text:span><text:span text:style-name="T13">发</text:span><text:span text:style-name="T13">送</text:span><text:span text:style-name="T13">数</text:span><text:span text:style-name="T13">据</text:span><text:span text:style-name="T13">和</text:span><text:span text:style-name="T13">接</text:span><text:span text:style-name="T13">收</text:span><text:span text:style-name="T8">处</text:span><text:span text:style-name="T8">理</text:span><text:span text:style-name="T8">m</text:span><text:span text:style-name="T8">e</text:span><text:span text:style-name="T8">m</text:span><text:span text:style-name="T8">ca</text:span><text:span text:style-name="T8">ch</text:span><text:span text:style-name="T8">e</text:span><text:span text:style-name="T8">d</text:span><text:span text:style-name="T8">信</text:span><text:span text:style-name="T8">息</text:span></text:p>
          <text:p text:style-name="P9"><text:span text:style-name="T8">3</text:span><text:span text:style-name="T8">、</text:span><text:span text:style-name="T8">连</text:span><text:span text:style-name="T8">接</text:span><text:span text:style-name="T8">处</text:span><text:span text:style-name="T8">理</text:span><text:span text:style-name="T8">（</text:span><text:span text:style-name="T8">回</text:span><text:span text:style-name="T8">收</text:span><text:span text:style-name="T8">或</text:span><text:span text:style-name="T8">释</text:span><text:span text:style-name="T8">放</text:span><text:span text:style-name="T8">）</text:span></text:p>
          <draw:enhanced-geometry svg:viewBox="0 0 21600 21600" draw:mirror-horizontal="false" draw:mirror-vertical="false" draw:text-areas="800 800 20800 20800" draw:type="round-rectangular-callout" draw:modifiers="2240.08494823467 26104.85902819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9.2cm" svg:height="6.2cm" svg:x="4cm" svg:y="16.6cm">
          <text:p text:style-name="P3"><text:span text:style-name="T2">func </text:span><text:span text:style-name="T4">(c *Client) getConn(addr net.Addr) (*conn, error) {</text:span><text:span text:style-name="T4"><text:line-break/></text:span><text:span text:style-name="T14"> <text:s text:c="3"/></text:span><text:span text:style-name="T15">// </text:span><text:span text:style-name="T14">获取一个空闲连接，如果不存在空闲连接，则新建一个连接</text:span><text:span text:style-name="T14"><text:line-break/></text:span><text:span text:style-name="T14"> <text:s text:c="3"/></text:span><text:span text:style-name="T4">cn, ok := c.getFreeConn(addr)</text:span><text:span text:style-name="T4"><text:line-break/></text:span><text:span text:style-name="T16"> <text:s text:c="3"/></text:span><text:span text:style-name="T2">if </text:span><text:span text:style-name="T4">ok {</text:span><text:span text:style-name="T4"><text:line-break/></text:span><text:span text:style-name="T14"> <text:s text:c="7"/></text:span><text:span text:style-name="T4">cn.extendDeadline()</text:span><text:span text:style-name="T4"><text:line-break/></text:span><text:span text:style-name="T14"> <text:s text:c="3"/></text:span><text:span text:style-name="T16"><text:s text:c="4"/></text:span><text:span text:style-name="T2">return </text:span><text:span text:style-name="T4">cn, nil</text:span><text:span text:style-name="T4"><text:line-break/></text:span><text:span text:style-name="T14"> <text:s text:c="3"/></text:span><text:span text:style-name="T4">}</text:span><text:span text:style-name="T4"><text:line-break/></text:span><text:span text:style-name="T14"> <text:s text:c="3"/></text:span><text:span text:style-name="T4">nc, err := c.dial(addr)</text:span><text:span text:style-name="T4"><text:line-break/></text:span><text:span text:style-name="T16"> <text:s text:c="3"/></text:span><text:span text:style-name="T2">if </text:span><text:span text:style-name="T4">err != nil {</text:span><text:span text:style-name="T4"><text:line-break/></text:span><text:span text:style-name="T14"> <text:s text:c="3"/></text:span><text:span text:style-name="T16"><text:s text:c="4"/></text:span><text:span text:style-name="T2">return </text:span><text:span text:style-name="T4">nil, err</text:span><text:span text:style-name="T4"><text:line-break/></text:span><text:span text:style-name="T14"> <text:s text:c="3"/></text:span><text:span text:style-name="T4">}</text:span><text:span text:style-name="T4"><text:line-break/></text:span><text:span text:style-name="T14"> <text:s text:c="3"/></text:span><text:span text:style-name="T4">cn = &amp;conn{</text:span><text:span text:style-name="T4"><text:line-break/></text:span><text:span text:style-name="T14"> <text:s text:c="7"/></text:span><text:span text:style-name="T4">nc: <text:s text:c="2"/>nc,</text:span><text:span text:style-name="T4"><text:line-break/></text:span><text:span text:style-name="T14"> <text:s text:c="7"/></text:span><text:span text:style-name="T4">addr: addr,</text:span><text:span text:style-name="T4"><text:line-break/></text:span><text:span text:style-name="T14"> <text:s text:c="7"/></text:span><text:span text:style-name="T4">rw: <text:s text:c="2"/>bufio.NewReadWriter(bufio.NewReader(nc), bufio.NewWriter(nc)),</text:span><text:span text:style-name="T4"><text:line-break/></text:span><text:span text:style-name="T14"> <text:s text:c="7"/></text:span><text:span text:style-name="T4">c: <text:s text:c="3"/>c,</text:span><text:span text:style-name="T4"><text:line-break/></text:span><text:span text:style-name="T14"> <text:s text:c="3"/></text:span><text:span text:style-name="T4">}</text:span><text:span text:style-name="T4"><text:line-break/></text:span><text:span text:style-name="T16"> <text:s text:c="3"/></text:span><text:span text:style-name="T3">cn.extendDeadline()</text:span></text:p>
          <text:p text:style-name="P3"><text:span text:style-name="T17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8cm" svg:height="3.4cm" svg:x="15cm" svg:y="18.9cm">
          <text:p text:style-name="P3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8">false</text:span><text:span text:style-name="T18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9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8">false</text:span><text:span text:style-name="T18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9">1</text:span><text:span text:style-name="T4">]</text:span><text:span text:style-name="T4"><text:line-break/></text:span><text:span text:style-name="T4"> <text:s text:c="3"/>c.freeconn[addr.String()] = freelist[:len(freelist)-</text:span><text:span text:style-name="T19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8">true</text:span><text:span text:style-name="T1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7cm" svg:height="0.8cm" svg:x="8.8cm" svg:y="24.1cm">
          <text:p text:style-name="P3"><text:span text:style-name="T20">func </text:span><text:span text:style-name="T21">(cn *conn) extendDeadline() {</text:span><text:span text:style-name="T21"><text:line-break/></text:span><text:span text:style-name="T21"><text:tab/></text:span><text:span text:style-name="T21">cn.nc.SetDeadline(time.Now().Add(cn.c.netTimeout()))</text:span><text:span text:style-name="T1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cm" svg:y1="17.4cm" svg:x2="17.6cm" svg:y2="19cm">
          <text:p/>
        </draw:line>
        <draw:custom-shape draw:style-name="gr6" draw:text-style-name="P7" draw:layer="layout" svg:width="0.8cm" svg:height="0.6cm" svg:x="9.4cm" svg:y="6.3cm">
          <text:p text:style-name="P1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6cm" svg:y="15.3cm">
          <text:p text:style-name="P1"><text:span text:style-name="T5">9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14cm" svg:y="15.5cm">
          <text:p text:style-name="P1"><text:span text:style-name="T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8cm" svg:height="0.5cm" svg:x="7cm" svg:y="6.6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9cm" svg:y="14.2cm">
          <text:p text:style-name="P1"><text:span text:style-name="T5">5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9.9cm" svg:y="17.3cm">
          <text:p text:style-name="P1"><text:span text:style-name="T5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8cm" svg:height="0.5cm" svg:x="8.2cm" svg:y="19.2cm">
          <text:p text:style-name="P1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.6cm" svg:height="1.8cm" svg:x="15cm" svg:y="15.9cm">
          <text:p text:style-name="P3"><text:span text:style-name="T2">func </text:span><text:span text:style-name="T3">(cn *conn) condRelease(err *error) {</text:span><text:span text:style-name="T3"><text:line-break/></text:span><text:span text:style-name="T3"> <text:s text:c="3"/></text:span><text:span text:style-name="T2">if </text:span><text:span text:style-name="T4">*err == nil || resumableError(*err) {</text:span><text:span text:style-name="T4"><text:line-break/></text:span><text:span text:style-name="T4"> <text:s text:c="7"/>cn.release()</text:span><text:span text:style-name="T4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7"/>cn.nc.Close()</text:span><text:span text:style-name="T4"><text:line-break/></text:span><text:span text:style-name="T4"> <text:s text:c="3"/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9cm" svg:height="0.8cm" svg:x="14.7cm" svg:y="14.4cm">
          <text:p text:style-name="P9"><text:span text:style-name="T22">回收连接资源</text:span></text:p>
          <draw:enhanced-geometry svg:viewBox="0 0 21600 21600" draw:text-areas="800 800 20800 20800" draw:type="round-rectangular-callout" draw:modifiers="20770.5418200947 38723.595505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4" draw:layer="layout" svg:width="8cm" svg:height="1cm" svg:x="13.3cm" svg:y="2.7cm">
          <text:p text:style-name="P3"><text:span text:style-name="T2">func </text:span><text:span text:style-name="T3">(c *Client) replace(rw *bufio.ReadWriter, item *Item) error {</text:span><text:span text:style-name="T3"><text:line-break/></text:span><text:span text:style-name="T3"> <text:s text:c="3"/></text:span><text:span text:style-name="T2">return </text:span><text:span text:style-name="T3">c.populateOne(rw, </text:span><text:span text:style-name="T7">"replace"</text:span><text:span text:style-name="T4">, item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7.9cm" svg:height="1.4cm" draw:transform="skewX (0.00785398163397449) rotate (0.00802851455917391) translate (6cm 4.9cm)">
          <text:p text:style-name="P3"><text:span text:style-name="T2">func </text:span><text:span text:style-name="T3">(c *Client) Touch(key string, seconds int32) (err error) {</text:span><text:span text:style-name="T3"><text:line-break/></text:span><text:span text:style-name="T3"> <text:s text:c="3"/></text:span><text:span text:style-name="T2">return </text:span><text:span text:style-name="T3">c.withKeyAddr(key, </text:span><text:span text:style-name="T2">func</text:span><text:span text:style-name="T4">(addr net.Addr) error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c.touchFromAddr(addr, []string{key}, seconds)</text:span><text:span text:style-name="T4"><text:line-break/></text:span><text:span text:style-name="T4"> <text:s text:c="3"/>}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6cm" svg:height="4.8cm" svg:x="-3.3cm" svg:y="5.4cm">
          <text:p text:style-name="P9"><text:span text:style-name="T22">func (ss *ServerList) PickServer(key string) (net.Addr, error) {</text:span></text:p>
          <text:p text:style-name="P9"><text:span text:style-name="T22"><text:s text:c="8"/></text:span><text:span text:style-name="T22">ss.mu.RLock()</text:span></text:p>
          <text:p text:style-name="P9"><text:span text:style-name="T22"><text:s text:c="8"/></text:span><text:span text:style-name="T22">defer ss.mu.RUnlock()</text:span></text:p>
          <text:p text:style-name="P9"><text:span text:style-name="T22"><text:s text:c="8"/></text:span><text:span text:style-name="T22">if len(ss.addrs) == 0 {</text:span></text:p>
          <text:p text:style-name="P9"><text:span text:style-name="T23"><text:s text:c="8"/></text:span><text:span text:style-name="T22"><text:s text:c="8"/></text:span><text:span text:style-name="T22">return nil, ErrNoServers</text:span></text:p>
          <text:p text:style-name="P9"><text:span text:style-name="T22"><text:s text:c="8"/></text:span><text:span text:style-name="T22">}</text:span></text:p>
          <text:p text:style-name="P9"><text:span text:style-name="T22"><text:s text:c="8"/></text:span><text:span text:style-name="T22">if len(ss.addrs) == 1 {</text:span></text:p>
          <text:p text:style-name="P9"><text:span text:style-name="T23"><text:s text:c="8"/></text:span><text:span text:style-name="T22"><text:s text:c="8"/></text:span><text:span text:style-name="T22">return ss.addrs[0], nil</text:span></text:p>
          <text:p text:style-name="P9"><text:span text:style-name="T22"><text:s text:c="8"/></text:span><text:span text:style-name="T22">}</text:span></text:p>
          <text:p text:style-name="P9"><text:span text:style-name="T22"><text:s text:c="8"/></text:span><text:span text:style-name="T22">// </text:span><text:span text:style-name="T22">这种写法是为了节省空间，以免重复分配内存空间</text:span></text:p>
          <text:p text:style-name="P9"><text:span text:style-name="T22"><text:s text:c="8"/></text:span><text:span text:style-name="T22">bufp := keyBufPool.Get().(*[]byte)</text:span><text:span text:style-name="T22"><text:tab/></text:span></text:p>
          <text:p text:style-name="P9"><text:span text:style-name="T22"><text:s text:c="8"/></text:span><text:span text:style-name="T22">// </text:span><text:span text:style-name="T22">从临时对象池中获取</text:span><text:span text:style-name="T22">256</text:span><text:span text:style-name="T22">字节空间</text:span></text:p>
          <text:p text:style-name="P9"><text:span text:style-name="T22"><text:s text:c="8"/></text:span><text:span text:style-name="T22">n := copy(*bufp, key)</text:span><text:span text:style-name="T22"><text:tab/></text:span><text:span text:style-name="T22">// </text:span><text:span text:style-name="T22">将</text:span><text:span text:style-name="T22">key</text:span><text:span text:style-name="T22">值复制到这个空间中</text:span></text:p>
          <text:p text:style-name="P9"><text:span text:style-name="T22"><text:s text:c="8"/></text:span><text:span text:style-name="T22">cs := crc32.ChecksumIEEE((*bufp)[:n])</text:span></text:p>
          <text:p text:style-name="P9"><text:span text:style-name="T23"><text:s text:c="8"/></text:span><text:span text:style-name="T22">keyBufPool.Put(bufp)</text:span></text:p>
          <text:p text:style-name="P9"><text:span text:style-name="T23"><text:s text:c="8"/></text:span><text:span text:style-name="T22">keyBufPool.Put(bufp)// </text:span><text:span text:style-name="T22">将这个内存空间放回到临时对象池中</text:span></text:p>
          <text:p text:style-name="P9"><text:span text:style-name="T22"><text:s text:c="8"/></text:span><text:span text:style-name="T22">// </text:span><text:span text:style-name="T22">获取一个服务器地址</text:span></text:p>
          <text:p text:style-name="P9"><text:span text:style-name="T23"><text:s text:c="8"/></text:span><text:span text:style-name="T22">return ss.addrs[cs%uint32(len(ss.addrs))], nil</text:span></text:p>
          <text:p text:style-name="P9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3.3cm" svg:height="0.6cm" svg:x="-2.8cm" svg:y="4.2cm">
          <text:p text:style-name="P9"><text:span text:style-name="T22">选择一个</text:span><text:span text:style-name="T22">memcache</text:span><text:span text:style-name="T22">服务器地址</text:span></text:p>
          <draw:enhanced-geometry svg:viewBox="0 0 21600 21600" draw:text-areas="800 800 20800 20800" draw:type="round-rectangular-callout" draw:modifiers="18707.7855195395 42157.7371048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9.3cm" svg:y1="8.6cm" svg:x2="-0.8cm" svg:y2="5.7cm">
          <text:p/>
        </draw:line>
        <draw:line draw:style-name="gr3" draw:text-style-name="P5" draw:layer="layout" svg:x1="12.4cm" svg:y1="5.3cm" svg:x2="13.4cm" svg:y2="2.9cm">
          <text:p/>
        </draw:line>
        <draw:line draw:style-name="gr3" draw:text-style-name="P5" draw:layer="layout" svg:x1="17.1cm" svg:y1="3.4cm" svg:x2="18cm" svg:y2="5.2cm">
          <text:p/>
        </draw:line>
        <draw:custom-shape draw:style-name="gr6" draw:text-style-name="P7" draw:layer="layout" svg:width="0.8cm" svg:height="0.6cm" svg:x="12.8cm" svg:y="4.1cm">
          <text:p text:style-name="P1"><text:span text:style-name="T5">6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cm" svg:height="0.6cm" svg:x="17.6cm" svg:y="3.9cm">
          <text:p text:style-name="P1"><text:span text:style-name="T5">7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5cm" svg:y1="5.5cm" svg:x2="8.2cm" svg:y2="12.9cm">
          <text:p/>
        </draw:line>
        <draw:custom-shape draw:style-name="gr6" draw:text-style-name="P7" draw:layer="layout" svg:width="0.8cm" svg:height="0.6cm" svg:x="15.7cm" svg:y="6.5cm">
          <text:p text:style-name="P1"><text:span text:style-name="T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5.5cm" svg:height="3.5cm" svg:x="-1.2cm" svg:y="0.2cm">
          <text:p text:style-name="P3"><text:span text:style-name="T2">func </text:span><text:span text:style-name="T3">legalKey(key string) bool {</text:span><text:span text:style-name="T3"><text:tab/></text:span></text:p>
          <text:p text:style-name="P3"><text:span text:style-name="T3"><text:s text:c="3"/></text:span><text:span text:style-name="T24">// </text:span><text:span text:style-name="T25">判断是否为合法健</text:span><text:span text:style-name="T25"><text:line-break/></text:span><text:span text:style-name="T25"> <text:s text:c="3"/></text:span><text:span text:style-name="T2">if </text:span><text:span text:style-name="T4">len(key) &gt; </text:span><text:span text:style-name="T19">250 </text:span><text:span text:style-name="T4">{</text:span><text:span text:style-name="T4"><text:line-break/></text:span><text:span text:style-name="T26"> <text:s text:c="3"/></text:span><text:span text:style-name="T25"><text:s text:c="4"/></text:span><text:span text:style-name="T2">return </text:span><text:span text:style-name="T18">false</text:span><text:span text:style-name="T18"><text:line-break/></text:span><text:span text:style-name="T27"> <text:s text:c="3"/></text:span><text:span text:style-name="T4">}</text:span><text:span text:style-name="T4"><text:line-break/></text:span><text:span text:style-name="T25"> <text:s text:c="3"/></text:span><text:span text:style-name="T2">for </text:span><text:span text:style-name="T4">i := </text:span><text:span text:style-name="T19">0</text:span><text:span text:style-name="T4">; i &lt; len(key); i++ {</text:span><text:span text:style-name="T4"><text:tab/></text:span><text:span text:style-name="T4"> </text:span></text:p>
          <text:p text:style-name="P3"><text:span text:style-name="T26"><text:s text:c="8"/></text:span><text:span text:style-name="T15">// key[i]</text:span><text:span text:style-name="T26">要在</text:span><text:span text:style-name="T15"> </text:span><text:span text:style-name="T15">(32,127)</text:span><text:span text:style-name="T15"><text:line-break/></text:span><text:span text:style-name="T26"> <text:s text:c="3"/></text:span><text:span text:style-name="T25"><text:s text:c="4"/></text:span><text:span text:style-name="T2">if </text:span><text:span text:style-name="T3">key[i] &lt;= </text:span><text:span text:style-name="T7">' ' </text:span><text:span text:style-name="T4">|| key[i] == </text:span><text:span text:style-name="T19">0x7f </text:span><text:span text:style-name="T4">{</text:span></text:p>
          <text:p text:style-name="P3"><text:span text:style-name="T26"><text:s text:c="12"/></text:span><text:span text:style-name="T15">// 0x7f=127</text:span><text:span text:style-name="T26">，</text:span><text:span text:style-name="T15"> </text:span><text:span text:style-name="T15">ascii DEL (delete)</text:span><text:span text:style-name="T15"><text:line-break/></text:span><text:span text:style-name="T26"> <text:s text:c="7"/></text:span><text:span text:style-name="T25"><text:s text:c="4"/></text:span><text:span text:style-name="T2">return </text:span><text:span text:style-name="T18">false</text:span><text:span text:style-name="T18"><text:line-break/></text:span><text:span text:style-name="T27"> <text:s text:c="7"/></text:span><text:span text:style-name="T4">}</text:span><text:span text:style-name="T4"><text:line-break/></text:span><text:span text:style-name="T26"> <text:s text:c="3"/></text:span><text:span text:style-name="T4">}</text:span><text:span text:style-name="T4"><text:line-break/></text:span><text:span text:style-name="T25"> <text:s text:c="3"/></text:span><text:span text:style-name="T2">return </text:span><text:span text:style-name="T18">true</text:span><text:span text:style-name="T1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1cm" svg:y1="7.9cm" svg:x2="1.9cm" svg:y2="0.7cm">
          <text:p/>
        </draw:line>
        <draw:custom-shape draw:style-name="gr19" draw:text-style-name="P13" draw:layer="layout" svg:width="11cm" svg:height="2.3cm" svg:x="3.7cm" svg:y="12.8cm">
          <text:p text:style-name="P3"><text:span text:style-name="T2">func </text:span><text:span text:style-name="T6">(c *Client) withAddrRw(addr net.Addr, fn </text:span><text:span text:style-name="T2">func</text:span><text:span text:style-name="T6">(*bufio.ReadWriter) error) (err error) {</text:span><text:span text:style-name="T6"><text:line-break/></text:span><text:span text:style-name="T6"><text:tab/></text:span><text:span text:style-name="T6">cn, err := c.getConn(addr)</text:span><text:span text:style-name="T6"><text:line-break/></text:span><text:span text:style-name="T6"><text:tab/></text:span><text:span text:style-name="T2">if </text:span><text:span text:style-name="T6">err != nil {</text:span><text:span text:style-name="T6"><text:line-break/></text:span><text:span text:style-name="T6"><text:tab/></text:span><text:span text:style-name="T6"><text:tab/></text:span><text:span text:style-name="T2">return </text:span><text:span text:style-name="T6">err</text:span><text:span text:style-name="T6"><text:line-break/></text:span><text:span text:style-name="T6"><text:tab/></text:span><text:span text:style-name="T6">}</text:span><text:span text:style-name="T6"><text:line-break/></text:span><text:span text:style-name="T6"><text:tab/></text:span><text:span text:style-name="T2">defer </text:span><text:span text:style-name="T6">cn.condRelease(&amp;err)</text:span><text:span text:style-name="T6"><text:line-break/></text:span><text:span text:style-name="T6"><text:tab/></text:span><text:span text:style-name="T2">return </text:span><text:span text:style-name="T6">fn(cn.rw)</text:span><text:span text:style-name="T6"><text:line-break/></text:span><text:span text:style-name="T6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6.7cm" svg:y1="9.4cm" svg:x2="8.2cm" svg:y2="5.6cm">
          <text:p/>
        </draw:line>
        <draw:line draw:style-name="gr3" draw:text-style-name="P5" draw:layer="layout" svg:x1="7.5cm" svg:y1="14.3cm" svg:x2="17.3cm" svg:y2="15.9cm">
          <text:p/>
        </draw:line>
        <draw:line draw:style-name="gr3" draw:text-style-name="P5" draw:layer="layout" svg:x1="7cm" svg:y1="13.4cm" svg:x2="6.5cm" svg:y2="16.7cm">
          <text:p/>
        </draw:line>
        <draw:line draw:style-name="gr3" draw:text-style-name="P5" draw:layer="layout" svg:x1="6.9cm" svg:y1="17.9cm" svg:x2="11.4cm" svg:y2="24.1cm">
          <text:p/>
        </draw:line>
        <draw:line draw:style-name="gr3" draw:text-style-name="P5" draw:layer="layout" svg:x1="6.4cm" svg:y1="21cm" svg:x2="11.4cm" svg:y2="24.1cm">
          <text:p/>
        </draw:line>
        <draw:line draw:style-name="gr3" draw:text-style-name="P5" draw:layer="layout" svg:x1="8.6cm" svg:y1="5.4cm" svg:x2="10cm" svg:y2="7.5cm">
          <text:p/>
        </draw:line>
        <draw:custom-shape draw:style-name="gr6" draw:text-style-name="P7" draw:layer="layout" svg:width="0.8cm" svg:height="0.6cm" svg:x="3.8cm" svg:y="6.5cm">
          <text:p text:style-name="P1"><text:span text:style-name="T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8cm" svg:height="0.5cm" svg:x="7.4cm" svg:y="21.1cm">
          <text:p text:style-name="P1"><text:span text:style-name="T5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1T11:21:01.375889622</dc:date>
    <meta:editing-duration>PT1H1M9S</meta:editing-duration>
    <meta:editing-cycles>29</meta:editing-cycles>
    <meta:generator>LibreOffice/6.1.2.1$Linux_X86_64 LibreOffice_project/10$Build-1</meta:generator>
    <meta:document-statistic meta:object-count="43"/>
  </office:meta>
</office:document-meta>
</file>